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iraCode Nerd Font" svg:font-family="'FiraCode Nerd Font'" style:font-family-generic="roman" style:font-pitch="variable"/>
    <style:font-face style:name="FiraCode Nerd Font1" svg:font-family="'FiraCode Nerd Font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 style:master-page-name="Converted1">
      <style:paragraph-properties fo:text-align="center" style:justify-single-word="false" fo:orphans="0" fo:widows="0" fo:hyphenation-ladder-count="no-limit" style:page-number="auto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>
        <style:tab-stops>
          <style:tab-stop style:position="1.8709in"/>
        </style:tab-stops>
      </style:paragraph-properties>
    </style:style>
    <style:style style:name="P5" style:family="paragraph" style:parent-style-name="Standard">
      <style:paragraph-properties fo:text-align="center" style:justify-single-word="false" fo:orphans="0" fo:widows="0" fo:hyphenation-ladder-count="no-limit"/>
      <style:text-properties fo:color="#000000" loext:opacity="100%" fo:font-size="14pt" style:font-name-asian="Calibri1" style:font-size-asian="14pt" style:font-name-complex="Tahoma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line-height="150%" fo:text-align="center" style:justify-single-word="false" fo:orphans="0" fo:widows="0" fo:hyphenation-ladder-count="no-limit"/>
      <style:text-properties fo:color="#000000" loext:opacity="100%" fo:font-size="14pt" style:font-name-asian="Calibri1" style:font-size-asian="14pt" style:font-name-complex="Tahoma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line-height="150%" fo:orphans="0" fo:widows="0" fo:hyphenation-ladder-count="no-limit">
        <style:tab-stops>
          <style:tab-stop style:position="3.6425in"/>
        </style:tab-stops>
      </style:paragraph-properties>
      <style:text-properties fo:color="#000000" loext:opacity="100%" fo:font-size="14pt" style:font-name-asian="Calibri1" style:font-size-asian="14pt" style:font-name-complex="Tahoma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line-height="150%" fo:text-align="justify" style:justify-single-word="false" fo:orphans="0" fo:widows="0" fo:hyphenation-ladder-count="no-limit">
        <style:tab-stops>
          <style:tab-stop style:position="0.1972in"/>
          <style:tab-stop style:position="3.2484in" style:type="center"/>
          <style:tab-stop style:position="4.922in" style:type="right"/>
          <style:tab-stop style:position="5.7098in"/>
        </style:tab-stops>
      </style:paragraph-properties>
      <style:text-properties fo:color="#000000" loext:opacity="100%" fo:font-size="14pt" style:font-name-asian="Calibri1" style:font-size-asian="14pt" style:font-name-complex="Tahoma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line-height="150%" fo:text-align="justify" style:justify-single-word="false" fo:orphans="0" fo:widows="0" fo:hyphenation-ladder-count="no-limit">
        <style:tab-stops>
          <style:tab-stop style:position="0.1972in"/>
          <style:tab-stop style:position="3.2484in" style:type="center"/>
          <style:tab-stop style:position="4.922in" style:type="right"/>
        </style:tab-stops>
      </style:paragraph-properties>
      <style:text-properties fo:color="#000000" loext:opacity="100%" fo:font-size="14pt" style:font-name-asian="Calibri1" style:font-size-asian="14pt" style:font-name-complex="Tahoma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text-align="center" style:justify-single-word="false" fo:orphans="0" fo:widows="0" fo:hyphenation-ladder-count="no-limit"/>
      <style:text-properties fo:color="#000000" loext:opacity="100%" fo:font-size="14pt" style:font-size-asian="14pt" style:font-name-complex="Tahoma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text-properties fo:color="#000000" loext:opacity="100%" fo:font-size="14pt" style:font-size-asian="14pt" style:font-name-complex="Tahoma1" style:font-size-complex="14pt"/>
    </style:style>
    <style:style style:name="P12" style:family="paragraph" style:parent-style-name="Standard">
      <style:paragraph-properties fo:line-height="115%" fo:orphans="0" fo:widows="0" fo:hyphenation-ladder-count="no-limit">
        <style:tab-stops>
          <style:tab-stop style:position="5.2173in" style:type="center"/>
          <style:tab-stop style:position="6.4972in" style:type="right"/>
        </style:tab-stops>
      </style:paragraph-properties>
      <style:text-properties fo:color="#000000" loext:opacity="100%" fo:font-size="14pt" style:font-size-asian="14pt" style:font-name-complex="Tahoma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text-align="justify" style:justify-single-word="false" fo:orphans="0" fo:widows="0" fo:hyphenation-ladder-count="no-limit">
        <style:tab-stops>
          <style:tab-stop style:position="5.2173in" style:type="center"/>
          <style:tab-stop style:position="6.4972in" style:type="right"/>
        </style:tab-stops>
      </style:paragraph-properties>
      <style:text-properties fo:color="#000000" loext:opacity="100%" fo:font-size="14pt" style:font-size-asian="14pt" style:font-name-complex="Tahoma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text-align="end" style:justify-single-word="false" fo:orphans="0" fo:widows="0" fo:hyphenation-ladder-count="no-limit">
        <style:tab-stops>
          <style:tab-stop style:position="3.2484in"/>
          <style:tab-stop style:position="6.4972in" style:type="right"/>
        </style:tab-stops>
      </style:paragraph-properties>
      <style:text-properties fo:color="#000000" loext:opacity="100%" fo:font-size="14pt" style:font-size-asian="14pt" style:font-name-complex="Tahoma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line-height="150%" fo:orphans="0" fo:widows="0" fo:hyphenation-ladder-count="no-limit">
        <style:tab-stops>
          <style:tab-stop style:position="0.1972in" style:type="center"/>
          <style:tab-stop style:position="0.3937in"/>
          <style:tab-stop style:position="1.1811in" style:type="center"/>
          <style:tab-stop style:position="1.3783in"/>
          <style:tab-stop style:position="6.3in" style:type="center"/>
          <style:tab-stop style:position="6.4972in" style:type="right"/>
        </style:tab-stops>
      </style:paragraph-properties>
      <style:text-properties fo:color="#000000" loext:opacity="100%" fo:font-size="14pt" style:text-underline-style="solid" style:text-underline-width="auto" style:text-underline-color="font-color" style:font-size-asian="14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line-height="150%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0.1972in"/>
          <style:tab-stop style:position="3.2484in" style:type="center"/>
          <style:tab-stop style:position="4.922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line-height="150%" fo:text-align="center" style:justify-single-word="false"/>
    </style:style>
    <style:style style:name="P19" style:family="paragraph" style:parent-style-name="Standard">
      <style:paragraph-properties fo:line-height="150%">
        <style:tab-stops>
          <style:tab-stop style:position="3.5437in" style:type="center"/>
          <style:tab-stop style:position="6.9898in" style:type="right"/>
        </style:tab-stops>
      </style:paragraph-properties>
    </style:style>
    <style:style style:name="P20" style:family="paragraph" style:parent-style-name="Standard">
      <style:paragraph-properties fo:line-height="150%" fo:orphans="0" fo:widows="0" fo:hyphenation-ladder-count="no-limit">
        <style:tab-stops>
          <style:tab-stop style:position="3.6425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line-height="150%" fo:text-align="justify" style:justify-single-word="false" fo:orphans="0" fo:widows="0" fo:hyphenation-ladder-count="no-limit">
        <style:tab-stops>
          <style:tab-stop style:position="5.0209in" style:type="center"/>
          <style:tab-stop style:position="6.4972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line-height="150%" fo:text-align="justify" style:justify-single-word="false" fo:orphans="0" fo:widows="0" fo:hyphenation-ladder-count="no-limit">
        <style:tab-stops>
          <style:tab-stop style:position="0.4925in"/>
          <style:tab-stop style:position="5.0209in" style:type="center"/>
          <style:tab-stop style:position="6.4965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line-height="150%" fo:text-align="justify" style:justify-single-word="false" fo:orphans="0" fo:widows="0" fo:hyphenation-ladder-count="no-limit">
        <style:tab-stops>
          <style:tab-stop style:position="0.4925in"/>
          <style:tab-stop style:position="5.0209in" style:type="center"/>
          <style:tab-stop style:position="6.4965in" style:type="right"/>
        </style:tab-stops>
      </style:paragraph-properties>
      <style:text-properties officeooo:paragraph-rsid="001c0e2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line-height="150%" fo:text-align="justify" style:justify-single-word="false" fo:orphans="0" fo:widows="0" fo:hyphenation-ladder-count="no-limit">
        <style:tab-stops>
          <style:tab-stop style:position="0.4925in"/>
          <style:tab-stop style:position="1.002in"/>
          <style:tab-stop style:position="6.4965in" style:type="right"/>
        </style:tab-stops>
      </style:paragraph-properties>
      <style:text-properties officeooo:paragraph-rsid="001c0e2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line-height="150%" fo:text-align="justify" style:justify-single-word="false" fo:orphans="0" fo:widows="0" fo:hyphenation-ladder-count="no-limit">
        <style:tab-stops>
          <style:tab-stop style:position="0.4925in"/>
          <style:tab-stop style:position="1.002in"/>
          <style:tab-stop style:position="1.498in"/>
          <style:tab-stop style:position="6.4965in" style:type="right"/>
        </style:tab-stops>
      </style:paragraph-properties>
      <style:text-properties officeooo:paragraph-rsid="001c0e2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line-height="150%" fo:text-align="justify" style:justify-single-word="false" fo:orphans="0" fo:widows="0" fo:hyphenation-ladder-count="no-limit">
        <style:tab-stops>
          <style:tab-stop style:position="0.4925in"/>
          <style:tab-stop style:position="1.002in"/>
          <style:tab-stop style:position="1.498in"/>
          <style:tab-stop style:position="6.4965in" style:type="right"/>
        </style:tab-stops>
      </style:paragraph-properties>
      <style:text-properties officeooo:paragraph-rsid="001ce95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line-height="150%" fo:text-align="justify" style:justify-single-word="false" fo:orphans="0" fo:widows="0" fo:hyphenation-ladder-count="no-limit">
        <style:tab-stops>
          <style:tab-stop style:position="0.4925in"/>
          <style:tab-stop style:position="1.002in"/>
          <style:tab-stop style:position="1.498in"/>
          <style:tab-stop style:position="1.9984in"/>
          <style:tab-stop style:position="6.4965in" style:type="right"/>
        </style:tab-stops>
      </style:paragraph-properties>
      <style:text-properties officeooo:paragraph-rsid="001ce95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line-height="150%" fo:text-align="start" style:justify-single-word="false" fo:orphans="0" fo:widows="0" fo:hyphenation-ladder-count="no-limit">
        <style:tab-stops>
          <style:tab-stop style:position="0.4925in"/>
          <style:tab-stop style:position="1.002in"/>
          <style:tab-stop style:position="1.498in"/>
          <style:tab-stop style:position="1.939in"/>
          <style:tab-stop style:position="6.4965in" style:type="right"/>
        </style:tab-stops>
      </style:paragraph-properties>
      <style:text-properties officeooo:paragraph-rsid="001ce95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orphans="0" fo:widows="0" fo:hyphenation-ladder-count="no-limit">
        <style:tab-stops>
          <style:tab-stop style:position="3.2484in"/>
          <style:tab-stop style:position="5.1252in"/>
          <style:tab-stop style:position="6.4972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orphans="0" fo:widows="0" fo:hyphenation-ladder-count="no-limit">
        <style:tab-stops>
          <style:tab-stop style:position="4.3311in" style:type="center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orphans="0" fo:widows="0" fo:hyphenation-ladder-count="no-limit">
        <style:tab-stops>
          <style:tab-stop style:position="3.8398in" style:type="center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orphans="0" fo:widows="0" fo:hyphenation-ladder-count="no-limit">
        <style:tab-stops>
          <style:tab-stop style:position="2.1661in" style:type="center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orphans="0" fo:widows="0" fo:hyphenation-ladder-count="no-limit">
        <style:tab-stops>
          <style:tab-stop style:position="3.2484in"/>
          <style:tab-stop style:position="6.4972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orphans="0" fo:widows="0" fo:hyphenation-ladder-count="no-limit">
        <style:tab-stops>
          <style:tab-stop style:position="4.1346in" style:type="center"/>
          <style:tab-stop style:position="6.4972in" style:type="right"/>
          <style:tab-stop style:position="6.6937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style:paragraph-properties fo:line-height="150%">
        <style:tab-stops>
          <style:tab-stop style:position="3.5437in" style:type="center"/>
          <style:tab-stop style:position="6.9898in" style:type="right"/>
        </style:tab-stops>
      </style:paragraph-properties>
      <style:text-properties fo:font-size="14pt" style:font-name-asian="Calibri1" style:font-size-asian="14pt" style:font-size-complex="14pt"/>
    </style:style>
    <style:style style:name="P36" style:family="paragraph" style:parent-style-name="Standard">
      <style:paragraph-properties fo:line-height="150%">
        <style:tab-stops>
          <style:tab-stop style:position="3.2484in"/>
          <style:tab-stop style:position="6.9898in" style:type="right"/>
        </style:tab-stops>
      </style:paragraph-properties>
      <style:text-properties fo:font-size="14pt" style:font-name-asian="Calibri1" style:font-size-asian="14pt" style:font-size-complex="14pt"/>
    </style:style>
    <style:style style:name="P37" style:family="paragraph" style:parent-style-name="Standard">
      <style:paragraph-properties>
        <style:tab-stops>
          <style:tab-stop style:position="3.2484in"/>
          <style:tab-stop style:position="3.9374in"/>
          <style:tab-stop style:position="6.4972in" style:type="right"/>
        </style:tab-stops>
      </style:paragraph-properties>
      <style:text-properties fo:font-size="14pt" style:font-name-asian="Calibri1" style:font-size-asian="14pt" style:font-size-complex="14pt"/>
    </style:style>
    <style:style style:name="P38" style:family="paragraph" style:parent-style-name="Standard">
      <style:paragraph-properties>
        <style:tab-stops>
          <style:tab-stop style:position="3.2484in"/>
          <style:tab-stop style:position="5.2173in"/>
          <style:tab-stop style:position="5.3161in"/>
          <style:tab-stop style:position="6.9898in" style:type="right"/>
        </style:tab-stops>
      </style:paragraph-properties>
    </style:style>
    <style:style style:name="P39" style:family="paragraph" style:parent-style-name="Standard">
      <style:paragraph-properties>
        <style:tab-stops>
          <style:tab-stop style:position="3.2484in"/>
          <style:tab-stop style:position="3.9374in"/>
          <style:tab-stop style:position="6.4972in" style:type="right"/>
        </style:tab-stops>
      </style:paragraph-properties>
    </style:style>
    <style:style style:name="P40" style:family="paragraph" style:parent-style-name="Standard">
      <style:paragraph-properties fo:text-align="justify" style:justify-single-word="false" fo:orphans="0" fo:widows="0" fo:hyphenation-ladder-count="no-limit">
        <style:tab-stops>
          <style:tab-stop style:position="1.6736in" style:type="center"/>
          <style:tab-stop style:position="6.4972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text-align="justify" style:justify-single-word="false" fo:orphans="0" fo:widows="0" fo:hyphenation-ladder-count="no-limit">
        <style:tab-stops>
          <style:tab-stop style:position="0.4925in"/>
          <style:tab-stop style:position="5.0209in" style:type="center"/>
          <style:tab-stop style:position="6.4965in" style:type="right"/>
        </style:tab-stops>
      </style:paragraph-properties>
      <style:text-properties officeooo:paragraph-rsid="001ce95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text-align="justify" style:justify-single-word="false" fo:orphans="0" fo:widows="0" fo:hyphenation-ladder-count="no-limit">
        <style:tab-stops>
          <style:tab-stop style:position="0.4925in"/>
          <style:tab-stop style:position="5.0209in" style:type="center"/>
          <style:tab-stop style:position="6.4965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line-height="115%" fo:text-align="justify" style:justify-single-word="false" fo:orphans="0" fo:widows="0" fo:hyphenation-ladder-count="no-limit">
        <style:tab-stops>
          <style:tab-stop style:position="0.7874in" style:type="center"/>
          <style:tab-stop style:position="6.4965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line-height="115%" fo:text-align="justify" style:justify-single-word="false" fo:orphans="0" fo:widows="0" fo:hyphenation-ladder-count="no-limit">
        <style:tab-stops>
          <style:tab-stop style:position="5.3161in" style:type="center"/>
          <style:tab-stop style:position="6.4965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>
      <style:paragraph-properties fo:line-height="115%" fo:orphans="0" fo:widows="0" fo:hyphenation-ladder-count="no-limit">
        <style:tab-stops>
          <style:tab-stop style:position="5.0209in" style:type="center"/>
          <style:tab-stop style:position="6.4965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line-height="150%" fo:text-align="justify" style:justify-single-word="false" fo:orphans="0" fo:widows="0" fo:hyphenation-ladder-count="no-limit">
        <style:tab-stops>
          <style:tab-stop style:position="0.4925in"/>
          <style:tab-stop style:position="1.002in"/>
          <style:tab-stop style:position="1.498in"/>
          <style:tab-stop style:position="1.9984in"/>
          <style:tab-stop style:position="6.4965in" style:type="right"/>
        </style:tab-stops>
      </style:paragraph-properties>
      <style:text-properties officeooo:rsid="001ce95a" officeooo:paragraph-rsid="001ce95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Standard">
      <style:paragraph-properties>
        <style:tab-stops>
          <style:tab-stop style:position="3.2484in"/>
          <style:tab-stop style:position="5.1252in"/>
          <style:tab-stop style:position="5.3161in"/>
          <style:tab-stop style:position="6.4972in" style:type="right"/>
          <style:tab-stop style:position="6.6937in" style:type="right"/>
        </style:tab-stops>
      </style:paragraph-properties>
    </style:style>
    <style:style style:name="P48" style:family="paragraph" style:parent-style-name="Footer">
      <style:paragraph-properties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0pt"/>
    </style:style>
    <style:style style:name="T3" style:family="text">
      <style:text-properties fo:font-size="14pt" style:font-name-asian="Calibri1" style:font-size-asian="14pt" style:font-size-complex="10pt"/>
    </style:style>
    <style:style style:name="T4" style:family="text">
      <style:text-properties fo:font-size="14pt" officeooo:rsid="001ce95a" style:font-name-asian="Calibri1" style:font-size-asian="14pt" style:font-size-complex="10pt"/>
    </style:style>
    <style:style style:name="T5" style:family="text">
      <style:text-properties fo:font-size="14pt" style:font-name-asian="Calibri1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style:font-name-asian="Calibri1" style:font-size-asian="14pt" style:font-size-complex="14pt"/>
    </style:style>
    <style:style style:name="T7" style:family="text">
      <style:text-properties fo:font-size="14pt" fo:language="en" fo:country="US" officeooo:rsid="001ce95a" style:font-name-asian="Calibri1" style:font-size-asian="14pt" style:font-size-complex="10pt"/>
    </style:style>
    <style:style style:name="T8" style:family="text">
      <style:text-properties fo:font-size="14pt" fo:language="ru" fo:country="RU" officeooo:rsid="001ce95a" style:font-name-asian="Calibri1" style:font-size-asian="14pt" style:font-size-complex="10pt"/>
    </style:style>
    <style:style style:name="T9" style:family="text">
      <style:text-properties fo:color="#000000" loext:opacity="100%" fo:font-size="14pt" style:font-name-asian="Calibri1" style:font-size-asian="14pt"/>
    </style:style>
    <style:style style:name="T10" style:family="text">
      <style:text-properties fo:color="#000000" loext:opacity="100%" fo:font-size="14pt" style:font-name-asian="Calibri1" style:font-size-asian="14pt" style:font-name-complex="Tahoma1"/>
    </style:style>
    <style:style style:name="T11" style:family="text">
      <style:text-properties fo:color="#000000" loext:opacity="100%" fo:font-size="14pt" style:font-name-asian="Calibri1" style:font-size-asian="14pt" style:font-name-complex="Tahoma1" style:font-size-complex="14pt"/>
    </style:style>
    <style:style style:name="T12" style:family="text">
      <style:text-properties fo:color="#000000" loext:opacity="100%" fo:font-size="14pt" officeooo:rsid="001c0e28" style:font-name-asian="Calibri1" style:font-size-asian="14pt" style:font-name-complex="Tahoma1" style:font-size-complex="14pt"/>
    </style:style>
    <style:style style:name="T13" style:family="text">
      <style:text-properties fo:color="#000000" loext:opacity="100%" fo:font-size="14pt" officeooo:rsid="001c0e28" style:font-name-asian="Calibri1" style:font-size-asian="14pt" style:font-name-complex="Tahoma1"/>
    </style:style>
    <style:style style:name="T14" style:family="text">
      <style:text-properties fo:color="#000000" loext:opacity="100%" fo:font-size="14pt" style:font-name-asian="Calibri1" style:font-size-asian="14pt" style:font-size-complex="14pt"/>
    </style:style>
    <style:style style:name="T15" style:family="text">
      <style:text-properties fo:color="#000000" loext:opacity="100%" fo:font-size="14pt" style:text-underline-style="solid" style:text-underline-width="auto" style:text-underline-color="font-color" style:font-name-asian="Calibri1" style:font-size-asian="14pt" style:font-name-complex="Tahoma1" style:font-size-complex="14pt"/>
    </style:style>
    <style:style style:name="T16" style:family="text">
      <style:text-properties fo:color="#000000" loext:opacity="100%" fo:font-size="14pt" style:text-underline-style="solid" style:text-underline-width="auto" style:text-underline-color="font-color" style:font-size-asian="14pt" style:font-size-complex="10pt"/>
    </style:style>
    <style:style style:name="T17" style:family="text">
      <style:text-properties fo:color="#000000" loext:opacity="100%" fo:font-size="14pt" style:text-underline-style="solid" style:text-underline-width="auto" style:text-underline-color="font-color" style:font-size-asian="14pt" style:font-size-complex="14pt"/>
    </style:style>
    <style:style style:name="T18" style:family="text">
      <style:text-properties fo:color="#000000" loext:opacity="100%" fo:font-size="14pt" style:text-underline-style="solid" style:text-underline-width="auto" style:text-underline-color="font-color" officeooo:rsid="001ce95a" style:font-size-asian="14pt" style:font-size-complex="14pt"/>
    </style:style>
    <style:style style:name="T19" style:family="text">
      <style:text-properties fo:color="#000000" loext:opacity="100%" fo:font-size="14pt" style:text-underline-style="solid" style:text-underline-width="auto" style:text-underline-color="font-color" style:font-size-asian="14pt" style:font-name-complex="Tahoma1" style:font-size-complex="14pt"/>
    </style:style>
    <style:style style:name="T20" style:family="text">
      <style:text-properties fo:color="#000000" loext:opacity="100%" fo:font-size="14pt" style:font-size-asian="14pt"/>
    </style:style>
    <style:style style:name="T21" style:family="text">
      <style:text-properties fo:color="#000000" loext:opacity="100%" fo:font-size="14pt" style:font-size-asian="14pt" style:font-name-complex="Tahoma1"/>
    </style:style>
    <style:style style:name="T22" style:family="text">
      <style:text-properties fo:color="#000000" loext:opacity="100%" fo:font-size="14pt" style:font-size-asian="14pt" style:font-name-complex="Tahoma1" style:font-size-complex="14pt"/>
    </style:style>
    <style:style style:name="T23" style:family="text">
      <style:text-properties fo:color="#000000" loext:opacity="100%" fo:font-size="14pt" officeooo:rsid="001c0e28" style:font-size-asian="14pt" style:font-name-complex="Tahoma1" style:font-size-complex="14pt"/>
    </style:style>
    <style:style style:name="T24" style:family="text">
      <style:text-properties fo:color="#000000" loext:opacity="100%" fo:font-size="14pt" officeooo:rsid="001ce95a" style:font-size-asian="14pt" style:font-name-complex="Tahoma1" style:font-size-complex="14pt"/>
    </style:style>
    <style:style style:name="T25" style:family="text">
      <style:text-properties fo:color="#000000" loext:opacity="100%" fo:font-size="14pt" officeooo:rsid="001ce95a" style:font-size-asian="14pt" style:font-name-complex="Tahoma1"/>
    </style:style>
    <style:style style:name="T26" style:family="text">
      <style:text-properties fo:color="#000000" loext:opacity="100%" fo:font-size="14pt" style:font-size-asian="14pt" style:font-size-complex="10pt"/>
    </style:style>
    <style:style style:name="T27" style:family="text">
      <style:text-properties fo:color="#000000" loext:opacity="100%" fo:font-size="14pt" style:font-size-asian="14pt" style:font-size-complex="10pt" style:font-weight-complex="bold"/>
    </style:style>
    <style:style style:name="T28" style:family="text">
      <style:text-properties fo:color="#000000" loext:opacity="100%" fo:font-size="14pt" officeooo:rsid="001c0e28" style:font-size-asian="14pt" style:font-size-complex="10pt"/>
    </style:style>
    <style:style style:name="T29" style:family="text">
      <style:text-properties fo:color="#000000" loext:opacity="100%" fo:font-size="14pt" style:font-size-asian="14pt" style:font-size-complex="14pt"/>
    </style:style>
    <style:style style:name="T30" style:family="text">
      <style:text-properties fo:color="#000000" loext:opacity="100%" fo:font-size="14pt" fo:language="en" fo:country="US" officeooo:rsid="001c0e28" style:font-size-asian="14pt" style:font-name-complex="Tahoma1" style:font-size-complex="14pt"/>
    </style:style>
    <style:style style:name="T31" style:family="text">
      <style:text-properties fo:color="#000000" loext:opacity="100%" fo:font-size="14pt" fo:language="ru" fo:country="RU" officeooo:rsid="001c0e28" style:font-name-asian="Calibri1" style:font-size-asian="14pt" style:font-name-complex="Tahoma1" style:font-size-complex="14pt"/>
    </style:style>
    <style:style style:name="T32" style:family="text">
      <style:text-properties fo:color="#000000" loext:opacity="100%" fo:font-size="14pt" fo:language="ru" fo:country="RU" style:font-size-asian="14pt" style:font-name-complex="Tahoma1" style:font-size-complex="14pt"/>
    </style:style>
    <style:style style:name="T33" style:family="text">
      <style:text-properties fo:color="#000000" loext:opacity="100%" fo:font-size="14pt" fo:language="ru" fo:country="RU" officeooo:rsid="001c0e28" style:font-size-asian="14pt" style:font-name-complex="Tahoma1" style:font-size-complex="14pt"/>
    </style:style>
    <style:style style:name="T34" style:family="text">
      <style:text-properties fo:color="#000000" loext:opacity="100%" fo:font-size="14pt" fo:language="ru" fo:country="RU" officeooo:rsid="001ce95a" style:font-size-asian="14pt" style:font-name-complex="Tahoma1" style:font-size-complex="14pt"/>
    </style:style>
    <style:style style:name="T35" style:family="text">
      <style:text-properties fo:color="#000000" loext:opacity="100%" style:text-position="super 58%" fo:font-size="14pt" style:font-name-asian="Calibri1" style:font-size-asian="14pt"/>
    </style:style>
    <style:style style:name="T36" style:family="text">
      <style:text-properties fo:color="#000000" loext:opacity="100%" style:text-position="super 58%" fo:font-size="14pt" style:font-size-asian="14pt"/>
    </style:style>
    <style:style style:name="T37" style:family="text">
      <style:text-properties fo:color="#000000" loext:opacity="100%" style:text-position="super 58%" fo:font-size="14pt" fo:font-weight="bold" officeooo:rsid="001ce95a" style:font-name-asian="Calibri1" style:font-size-asian="14pt" style:font-weight-asian="bold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1"><text:span text:style-name="T11">Министерство науки и высшего образования Российской Федерации</text:span><text:span text:style-name="T11"/></text:p>
      <text:p text:style-name="P5" loext:marker-style-name="T11"/>
      <text:p text:style-name="P1" loext:marker-style-name="T11"><text:span text:style-name="T11">федеральное государственное бюджетное образовательное учреждение высшего образования</text:span><text:span text:style-name="T11"/></text:p>
      <text:p text:style-name="P1" loext:marker-style-name="T11"><text:span text:style-name="T11">«НАЦИОНАЛЬНЫЙ ИССЛЕДОВАТЕЛЬСКИЙ<text:line-break/>МОРДОВСКИЙ ГОСУДАРСТВЕННЫЙ УНИВЕРСИТЕТ<text:line-break/>им. Н. П. ОГАРЁВА»</text:span><text:span text:style-name="T11"/></text:p>
      <text:p text:style-name="P1" loext:marker-style-name="T11"><text:span text:style-name="T11">(ФГБОУ ВО «МГУ им. Н.П. Огарёва»)</text:span><text:span text:style-name="T11"/></text:p>
      <text:p text:style-name="P5" loext:marker-style-name="T11"/>
      <text:p text:style-name="P16" loext:marker-style-name="T11"><text:span text:style-name="T11">Факультет математики и информационных технологий</text:span><text:span text:style-name="T11"/></text:p>
      <text:p text:style-name="P5" loext:marker-style-name="T11"/>
      <text:p text:style-name="P18" loext:marker-style-name="T11"><text:span text:style-name="T11">Кафедра анализа данных и искусственного интеллекта</text:span><text:span text:style-name="T11"/></text:p>
      <text:p text:style-name="P5" loext:marker-style-name="T11"/>
      <text:p text:style-name="P5" loext:marker-style-name="T11"/>
      <text:p text:style-name="P6" loext:marker-style-name="T11"/>
      <text:p text:style-name="P1" loext:marker-style-name="T11"><text:span text:style-name="T11">КУРСОВАЯ РАБОТА</text:span><text:span text:style-name="T11"/></text:p>
      <text:p text:style-name="P1" loext:marker-style-name="T10"><text:span text:style-name="T10">по теме:</text:span><text:span text:style-name="T10"/></text:p>
      <text:p text:style-name="P17" loext:marker-style-name="T3"><text:span text:style-name="T4">ПРОЕКТИРОВАНИЕ И РАЗВЕРТЫВАНИЕ ПЕРСОНАЛЬНОЙ СЕРВЕРНОЙ ИНФРАСТРУКТУРЫНА БАЗЕ<text:line-break/></text:span><text:span text:style-name="T7">LINUX</text:span><text:span text:style-name="T8"> и</text:span><text:span text:style-name="T7"> DOCKER-</text:span><text:span text:style-name="T8">КОНТЕЙНЕРОВ</text:span></text:p>
      <text:p text:style-name="P8" loext:marker-style-name="T10"/>
      <text:p text:style-name="P9" loext:marker-style-name="T10"/>
      <text:p text:style-name="P29" loext:marker-style-name="T11"><text:span text:style-name="T11">Автор курсовой работы<text:tab/></text:span><text:span text:style-name="T15"><text:tab/></text:span><text:span text:style-name="T11"> </text:span><text:span text:style-name="T31">О</text:span><text:span text:style-name="T10">. А. </text:span><text:span text:style-name="T13">Юдашкин</text:span></text:p>
      <text:p text:style-name="P30" loext:marker-style-name="T35"><text:span text:style-name="T9"><text:tab/></text:span><text:span text:style-name="T35">подпись, дата</text:span></text:p>
      <text:p text:style-name="P35" loext:marker-style-name="T5"/>
      <text:p text:style-name="P19" loext:marker-style-name="T5"><text:span text:style-name="T5">Обозначение курсовой работы: </text:span><text:span text:style-name="T11">КР–02069964–09.05.04–1</text:span><text:span text:style-name="T12">7</text:span><text:span text:style-name="T11">–25</text:span></text:p>
      <text:p text:style-name="P7" loext:marker-style-name="T11"/>
      <text:p text:style-name="P20" loext:marker-style-name="T11"><text:span text:style-name="T11">Направление подготовки 09.04.04 Программная инженерия</text:span><text:span text:style-name="T11"/></text:p>
      <text:p text:style-name="P36" loext:marker-style-name="T5"/>
      <text:p text:style-name="P38" loext:marker-style-name="T5"><text:span text:style-name="T5">Руководитель работы</text:span><text:span text:style-name="T5"/></text:p>
      <text:p text:style-name="P38" loext:marker-style-name="T5"><text:span text:style-name="T5">канд. физ-мат. наук<text:tab/></text:span><text:span text:style-name="T15"><text:tab/></text:span><text:span text:style-name="T14">М. А. Борисов</text:span></text:p>
      <text:p text:style-name="P31" loext:marker-style-name="T35"><text:span text:style-name="T9"><text:tab/><text:tab/></text:span><text:span text:style-name="T35">подпись, дата</text:span></text:p>
      <text:p text:style-name="P37" loext:marker-style-name="T5"/>
      <text:p text:style-name="P39" loext:marker-style-name="T5"><text:span text:style-name="T5">Оценка </text:span><text:span text:style-name="T6"><text:tab/></text:span></text:p>
      <text:p text:style-name="P32" loext:marker-style-name="T35"><text:span text:style-name="T9"><text:tab/></text:span><text:span text:style-name="T35">дата</text:span></text:p>
      <text:p text:style-name="P6" loext:marker-style-name="T11"/>
      <text:p text:style-name="P3" loext:marker-style-name="T11"><text:span text:style-name="T11">Саранск 2025</text:span><text:span text:style-name="T11"/></text:p>
      <text:p text:style-name="P2" loext:marker-style-name="T22"><text:span text:style-name="T22">Министерство науки и высшего образования Российской Федерации</text:span><text:span text:style-name="T22"/></text:p>
      <text:p text:style-name="P10" loext:marker-style-name="T22"/>
      <text:p text:style-name="P1" loext:marker-style-name="T22"><text:span text:style-name="T22">федеральное государственное бюджетное образовательное учреждение высшего образования</text:span><text:span text:style-name="T22"/></text:p>
      <text:p text:style-name="P1" loext:marker-style-name="T22"><text:span text:style-name="T22">«НАЦИОНАЛЬНЫЙ ИССЛЕДОВАТЕЛЬСКИЙ<text:line-break/>МОРДОВСКИЙ ГОСУДАРСТВЕННЫЙ УНИВЕРСИТЕТ<text:line-break/>им. Н. П. ОГАРЁВА»</text:span><text:span text:style-name="T22"/></text:p>
      <text:p text:style-name="P1" loext:marker-style-name="T22"><text:span text:style-name="T22">(ФГБОУ ВО «МГУ им. Н.П. Огарёва»)</text:span><text:span text:style-name="T22"/></text:p>
      <text:p text:style-name="P10" loext:marker-style-name="T22"/>
      <text:p text:style-name="P1" loext:marker-style-name="T22"><text:span text:style-name="T22">Факультет математики и информационных технологий</text:span><text:span text:style-name="T22"/></text:p>
      <text:p text:style-name="P10" loext:marker-style-name="T22"/>
      <text:p text:style-name="P1" loext:marker-style-name="T22"><text:span text:style-name="T22">Кафедра </text:span><text:span text:style-name="T11">анализа данных и искусственного интеллекта</text:span></text:p>
      <text:p text:style-name="P11" loext:marker-style-name="T22"/>
      <text:p text:style-name="P16" loext:marker-style-name="T27"><text:span text:style-name="T27">ЗАДАНИЕ НА КУРСОВУЮ РАБОТУ</text:span><text:span text:style-name="T27"/></text:p>
      <text:p text:style-name="P40" loext:marker-style-name="T26"><text:span text:style-name="T26">Студент</text:span><text:span text:style-name="T28">у</text:span><text:span text:style-name="T26"> <text:tab/></text:span><text:span text:style-name="T28">Юдашкину Олегу Артемовичу</text:span><text:span text:style-name="T26"><text:tab/></text:span></text:p>
      <text:p text:style-name="P15" loext:marker-style-name="T16"/>
      <text:p text:style-name="P43" loext:marker-style-name="T26"><text:span text:style-name="T22">1 Тема</text:span><text:span text:style-name="T26"> <text:tab/>Проектирование и развертывание персональной серверной инфраструктуры на базе Linux и Docker-контейнеров.</text:span><text:span text:style-name="T2"><text:tab/><text:tab/></text:span></text:p>
      <text:p text:style-name="P12" loext:marker-style-name="T22"/>
      <text:p text:style-name="P45" loext:marker-style-name="T22"><text:span text:style-name="T22">2 Срок представления работы к защите 27.12.2025</text:span><text:span text:style-name="T26"><text:tab/></text:span><text:span text:style-name="T2"><text:tab/></text:span></text:p>
      <text:p text:style-name="P12" loext:marker-style-name="T22"/>
      <text:p text:style-name="P44" loext:marker-style-name="T22"><text:span text:style-name="T22">3 Исходные данные для научного исследования: </text:span><text:span text:style-name="T2">учебные пособия, публикации в периодической печати, методические указания, электронные ресурсы<text:tab/></text:span></text:p>
      <text:p text:style-name="P13" loext:marker-style-name="T22"/>
      <text:p text:style-name="P21" loext:marker-style-name="T22"><text:span text:style-name="T22">4 Содержание курсовой работы</text:span><text:span text:style-name="T22"/></text:p>
      <text:p text:style-name="P22" loext:marker-style-name="T22"><text:span text:style-name="T22"><text:tab/></text:span><text:span text:style-name="T23">Введение</text:span></text:p>
      <text:p text:style-name="P23" loext:marker-style-name="T22"><text:span text:style-name="T23"><text:tab/>1. Целевая аудитория и применение</text:span></text:p>
      <text:p text:style-name="P24" loext:marker-style-name="T22"><text:span text:style-name="T23"><text:tab/><text:tab/>1.1 Для кого предназначена эта работа</text:span></text:p>
      <text:p text:style-name="P24" loext:marker-style-name="T22"><text:span text:style-name="T23"><text:tab/><text:tab/>1.2 Уровни сложности реализации</text:span></text:p>
      <text:p text:style-name="P24" loext:marker-style-name="T22"><text:span text:style-name="T23"><text:tab/><text:tab/>1.3 Основные возможности</text:span></text:p>
      <text:p text:style-name="P24" loext:marker-style-name="T22"><text:span text:style-name="T23"><text:tab/>2. Архитектура инфраструктуры</text:span></text:p>
      <text:p text:style-name="P24" loext:marker-style-name="T22"><text:span text:style-name="T23"><text:tab/><text:tab/>2.1 Обзор </text:span><text:span text:style-name="T33">к</text:span><text:span text:style-name="T23">омпонентов</text:span></text:p>
      <text:p text:style-name="P25" loext:marker-style-name="T22"><text:span text:style-name="T23"><text:tab/><text:tab/></text:span><text:span text:style-name="T30">2.</text:span><text:span text:style-name="T33">2</text:span><text:span text:style-name="T30"> </text:span><text:span text:style-name="T23">Сетевая архитектура</text:span></text:p>
      <text:p text:style-name="P25" loext:marker-style-name="T22"><text:span text:style-name="T23"><text:tab/><text:tab/><text:tab/>2.2.1 Физическая сеть домашней раборатории</text:span></text:p>
      <text:p text:style-name="P25" loext:marker-style-name="T22"><text:span text:style-name="T23"><text:tab/><text:tab/><text:tab/>2.2.2 Виртуальные сети </text:span><text:span text:style-name="T30">Docker</text:span></text:p>
      <text:p text:style-name="P25" loext:marker-style-name="T22"><text:soft-page-break/><text:span text:style-name="T30"><text:tab/><text:tab/></text:span><text:span text:style-name="T33">2.3 Взаимодействие контейнеров</text:span></text:p>
      <text:p text:style-name="P25" loext:marker-style-name="T22"><text:span text:style-name="T33"><text:tab/>3 Выбор оборудования</text:span></text:p>
      <text:p text:style-name="P25" loext:marker-style-name="T22"><text:span text:style-name="T33"><text:tab/><text:tab/>3.1 Профиль потребления ресурсов</text:span></text:p>
      <text:p text:style-name="P25" loext:marker-style-name="T22"><text:span text:style-name="T33"><text:tab/><text:tab/><text:tab/>3.1.1 Потребление оперативной памяти</text:span></text:p>
      <text:p text:style-name="P25" loext:marker-style-name="T22"><text:span text:style-name="T33"><text:tab/><text:tab/><text:tab/>3.1.2 Потребление процессора</text:span></text:p>
      <text:p text:style-name="P25" loext:marker-style-name="T22"><text:span text:style-name="T33"><text:tab/><text:tab/><text:tab/>3.1.3 Требования к хранилищу</text:span></text:p>
      <text:p text:style-name="P25" loext:marker-style-name="T22"><text:span text:style-name="T33"><text:tab/><text:tab/></text:span><text:span text:style-name="T30">3.2 NVIDIA GPU</text:span></text:p>
      <text:p text:style-name="P25" loext:marker-style-name="T22"><text:span text:style-name="T33"><text:tab/></text:span><text:span text:style-name="T30">4 </text:span><text:span text:style-name="T33">Практическая реализация</text:span></text:p>
      <text:p text:style-name="P25" loext:marker-style-name="T22"><text:span text:style-name="T33"><text:tab/><text:tab/>4.1 Развертывание с </text:span><text:span text:style-name="T30">Docker Compose</text:span></text:p>
      <text:p text:style-name="P25" loext:marker-style-name="T22"><text:span text:style-name="T30"><text:tab/><text:tab/><text:tab/>4.1.1 Docker Compose </text:span><text:span text:style-name="T33">как инструмент развертывания</text:span></text:p>
      <text:p text:style-name="P25" loext:marker-style-name="T22"><text:span text:style-name="T30"><text:tab/><text:tab/><text:tab/></text:span><text:span text:style-name="T33">4.1.2 Режимы хранения данных</text:span></text:p>
      <text:p text:style-name="P25" loext:marker-style-name="T22"><text:span text:style-name="T30"><text:tab/><text:tab/><text:tab/></text:span><text:span text:style-name="T33">4.1.3 Структура </text:span><text:span text:style-name="T30">docker-compose.yml</text:span></text:p>
      <text:p text:style-name="P25" loext:marker-style-name="T22"><text:span text:style-name="T30"><text:tab/><text:tab/><text:tab/>4.1.4 </text:span><text:span text:style-name="T33">Переменные окружения и .</text:span><text:span text:style-name="T30">env </text:span><text:span text:style-name="T33">файлы</text:span></text:p>
      <text:p text:style-name="P25" loext:marker-style-name="T22"><text:span text:style-name="T30"><text:tab/><text:tab/><text:tab/></text:span><text:span text:style-name="T33">4.1.5 Порядок запуска контейнеров</text:span></text:p>
      <text:p text:style-name="P25" loext:marker-style-name="T22"><text:span text:style-name="T30"><text:tab/><text:tab/></text:span><text:span text:style-name="T33">4.2 Конфигурация </text:span><text:span text:style-name="T30">Nginx Proxy Manager</text:span></text:p>
      <text:p text:style-name="P25" loext:marker-style-name="T22"><text:span text:style-name="T30"><text:tab/><text:tab/><text:tab/>4.2.1 </text:span><text:span text:style-name="T33">Инициализация и доступ к админ панели</text:span></text:p>
      <text:p text:style-name="P25" loext:marker-style-name="T22"><text:span text:style-name="T33"><text:tab/><text:tab/><text:tab/>4.2.2 Создание </text:span><text:span text:style-name="T30">SSL </text:span><text:span text:style-name="T33">сертефиката</text:span></text:p>
      <text:p text:style-name="P25" loext:marker-style-name="T22"><text:span text:style-name="T33"><text:tab/><text:tab/><text:tab/>4.2.3 Добавление хостов для прокси-маршрутизации</text:span></text:p>
      <text:p text:style-name="P25" loext:marker-style-name="T22"><text:span text:style-name="T33"><text:tab/><text:tab/>4.3 Конфигурация </text:span><text:span text:style-name="T30">Prowlarr</text:span></text:p>
      <text:p text:style-name="P25" loext:marker-style-name="T22"><text:span text:style-name="T30"><text:tab/><text:tab/><text:tab/>4.3.1 </text:span><text:span text:style-name="T34">Инициализация</text:span><text:span text:style-name="T33"> </text:span><text:span text:style-name="T34">и</text:span><text:span text:style-name="T33"> </text:span><text:span text:style-name="T34">методы доступа</text:span></text:p>
      <text:p text:style-name="P26" loext:marker-style-name="T22"><text:span text:style-name="T30"><text:tab/><text:tab/><text:tab/>4.3.2 Добавление индексаторов</text:span></text:p>
      <text:p text:style-name="P26" loext:marker-style-name="T22"><text:span text:style-name="T30"><text:tab/><text:tab/><text:tab/>4.3.3 Добавление клиента загрузок</text:span></text:p>
      <text:p text:style-name="P26" loext:marker-style-name="T22"><text:span text:style-name="T30"><text:tab/><text:tab/>4.4 Конфигурация Sonarr, Radarr и Lidarr</text:span></text:p>
      <text:p text:style-name="P26" loext:marker-style-name="T22"><text:span text:style-name="T30"><text:tab/><text:tab/><text:tab/>4.4.1 Инициализация и download client</text:span></text:p>
      <text:p text:style-name="P26" loext:marker-style-name="T22"><text:span text:style-name="T30"><text:tab/><text:tab/><text:tab/>4.4.2 Добавление Prowlarr как индексатора</text:span></text:p>
      <text:p text:style-name="P26" loext:marker-style-name="T22"><text:span text:style-name="T30"><text:tab/><text:tab/>4.5 Конфигурация папок и путей медиа-контента</text:span></text:p>
      <text:p text:style-name="P28" loext:marker-style-name="T22"><text:span text:style-name="T30"><text:tab/><text:tab/><text:tab/>4.5.1 Определение структуры хранилища в servarr<text:line-break/><text:tab/><text:tab/><text:tab/><text:tab/></text:span><text:span text:style-name="T34">пр</text:span><text:span text:style-name="T30">иложениях</text:span></text:p>
      <text:p text:style-name="P26" loext:marker-style-name="T22"><text:span text:style-name="T30"><text:tab/><text:tab/><text:tab/>4.5.2 Добавление путей в Jellyfn</text:span></text:p>
      <text:p text:style-name="P26" loext:marker-style-name="T22"><text:span text:style-name="T30"><text:tab/><text:tab/><text:tab/>4.5.3 Синхронизация между сервисами</text:span></text:p>
      <text:p text:style-name="P26" loext:marker-style-name="T22"><text:soft-page-break/><text:span text:style-name="T30"><text:tab/><text:tab/></text:span><text:span text:style-name="T34">4</text:span><text:span text:style-name="T30">.6 Конфигурация обработки контента в FileFlows</text:span></text:p>
      <text:p text:style-name="P27" loext:marker-style-name="T22"><text:span text:style-name="T30"><text:tab/><text:tab/><text:tab/></text:span><text:span text:style-name="T34">4.6.1 </text:span><text:span text:style-name="T30">Создание </text:span><text:span text:style-name="T34">ф</text:span><text:span text:style-name="T30">лоу с помощью полу-автоматического<text:line-break/><text:tab/><text:tab/><text:tab/><text:tab/>инсталлятора</text:span></text:p>
      <text:p text:style-name="P27" loext:marker-style-name="T22"><text:span text:style-name="T34"><text:tab/><text:tab/><text:tab/>4.6.2 Добавление папки для сканирования и назначение<text:line-break/><text:tab/><text:tab/><text:tab/><text:tab/>флоу</text:span></text:p>
      <text:p text:style-name="P46" loext:marker-style-name="T22"><text:span text:style-name="T32"><text:tab/><text:tab/>5 Безопасность</text:span></text:p>
      <text:p text:style-name="P27" loext:marker-style-name="T22"><text:span text:style-name="T34"><text:tab/><text:tab/>6 Заключение</text:span></text:p>
      <text:p text:style-name="P27" loext:marker-style-name="T22"><text:span text:style-name="T34"/></text:p>
      <text:p text:style-name="P41" loext:marker-style-name="T22"><text:span text:style-name="T22">5 Перечень графического материала: рисунки, схемы</text:span></text:p>
      <text:p text:style-name="P42" loext:marker-style-name="T22"><text:span text:style-name="T22"/></text:p>
      <text:p text:style-name="P14" loext:marker-style-name="T22"/>
      <text:p text:style-name="P33" loext:marker-style-name="T5"><text:span text:style-name="T22">Руководитель работы</text:span><text:span text:style-name="T11"/></text:p>
      <text:p text:style-name="P29" loext:marker-style-name="T22"><text:span text:style-name="T5">канд. физ-мат. наук</text:span><text:span text:style-name="T29"><text:tab/></text:span><text:span text:style-name="T17"><text:tab/></text:span><text:span text:style-name="T18">­</text:span><text:span text:style-name="T29"> М. А. Борисов</text:span></text:p>
      <text:p text:style-name="P34" loext:marker-style-name="T36"><text:span text:style-name="T20"><text:tab/></text:span><text:span text:style-name="T36">подпись, дата</text:span></text:p>
      <text:p text:style-name="P47" loext:marker-style-name="T21"><text:span text:style-name="T22">Задание к исполнению принял<text:tab/></text:span><text:span text:style-name="T19"><text:tab/></text:span><text:span text:style-name="T22"> </text:span><text:span text:style-name="T24">О</text:span><text:span text:style-name="T21">. А. </text:span><text:span text:style-name="T25">Юдашкин</text:span></text:p>
      <text:p text:style-name="P4" loext:marker-style-name="T36"><text:span text:style-name="T20"><text:tab/></text:span><text:span text:style-name="T36">подпись, дата</text:span><text:span text:style-name="T37">­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iraCode Nerd Font" svg:font-family="'FiraCode Nerd Font'" style:font-family-generic="roman" style:font-pitch="variable"/>
    <style:font-face style:name="FiraCode Nerd Font1" svg:font-family="'FiraCode Nerd Font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line-height="115%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0.5in" fo:margin-top="0in" fo:margin-bottom="0.139in" style:contextual-spacing="true" fo:line-height="115%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Marginalia" style:family="paragraph" style:parent-style-name="Standard" loext:linked-style-name="Текст_20_примечания_20_Знак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Footnote" style:family="paragraph" style:parent-style-name="Standard" loext:linked-style-name="Текст_20_сноски_20_Знак" style:class="extra">
      <style:text-properties fo:font-size="10pt" style:font-size-asian="10pt" style:font-size-complex="10pt"/>
    </style:style>
    <style:style style:name="Endnote" style:family="paragraph" style:parent-style-name="Standard" loext:linked-style-name="Текст_20_концевой_20_сноски_20_Знак" style:class="extra"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top="0in" fo:margin-bottom="0.0693in" style:contextual-spacing="false" fo:line-height="115%" fo:text-align="justify" style:justify-single-word="false" fo:text-indent="0.4925in" style:auto-text-indent="false">
        <style:tab-stops>
          <style:tab-stop style:position="0.6665in"/>
          <style:tab-stop style:position="6.4835in" style:type="right" style:leader-style="dotted" style:leader-text="."/>
        </style:tab-stops>
      </style:paragraph-properties>
      <style:text-properties style:font-name-asian="Calibri1" style:font-family-asian="Calibri" style:font-family-generic-asian="system" style:font-pitch-asian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 fo:line-height="115%" fo:text-align="justify" style:justify-single-word="false">
        <style:tab-stops>
          <style:tab-stop style:position="0.3055in"/>
          <style:tab-stop style:position="6.4835in" style:type="right" style:leader-style="dotted" style:leader-text="."/>
        </style:tab-stops>
      </style:paragraph-properties>
      <style:text-properties style:font-name-asian="Calibri1" style:font-family-asian="Calibri" style:font-family-generic-asian="system" style:font-pitch-asian="variabl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/>
      <style:text-properties style:font-name-asian="Calibri1" style:font-family-asian="Calibri" style:font-family-generic-asian="system" style:font-pitch-asian="variable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HTML_20_Preformatted" style:display-name="HTML Preformatted" style:family="paragraph" style:parent-style-name="Standard" loext:linked-style-name="Стандартный_20_HTML_20_Знак">
      <style:text-properties style:font-name="Consolas" fo:font-family="Consolas" style:font-family-generic="roman" style:font-pitch="variable" fo:font-size="10pt" style:font-size-asian="10pt" style:font-size-complex="10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msonormal" style:family="paragraph" style:parent-style-name="Standard">
      <style:paragraph-properties fo:margin-top="0.1945in" fo:margin-bottom="0.1945in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letter-kerning="false" style:font-name-asian="Calibri1" style:font-family-asian="Calibri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Абзац_20_списка_20_Знак" style:display-name="Абзац списка Знак" style:family="text" style:parent-style-name="Default_20_Paragraph_20_Font" loext:linked-style-name="List_20_Paragraph">
      <style:text-properties style:font-name="Calibri" fo:font-family="Calibri" style:font-family-generic="roman" style:font-pitch="variable" style:letter-kerning="fals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Marginalia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Неразрешенное_20_упоминание1" style:display-name="Неразрешенное упоминание1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 loext:linked-style-name="Endnote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katex-mathml" style:family="text" style:parent-style-name="Default_20_Paragraph_20_Font"/>
    <style:style style:name="mord" style:family="text" style:parent-style-name="Default_20_Paragraph_20_Font"/>
    <style:style style:name="vlist-s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0pt" style:font-size-asian="10pt" style:font-size-complex="10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con-label" style:family="text" style:parent-style-name="Default_20_Paragraph_20_Font"/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1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1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/>
    <style:style style:name="ListLabel_20_245" style:display-name="ListLabel 245" style:family="text">
      <style:text-properties style:font-name-complex="Courier New1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1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1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1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1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1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fo:font-size="10pt" style:font-size-asian="10pt"/>
    </style:style>
    <style:style style:name="ListLabel_20_272" style:display-name="ListLabel 272" style:family="text">
      <style:text-properties fo:font-size="10pt" style:font-size-asian="10pt"/>
    </style:style>
    <style:style style:name="ListLabel_20_273" style:display-name="ListLabel 273" style:family="text">
      <style:text-properties fo:font-size="10pt" style:font-size-asian="10pt"/>
    </style:style>
    <style:style style:name="ListLabel_20_274" style:display-name="ListLabel 274" style:family="text">
      <style:text-properties fo:font-size="10pt" style:font-size-asian="10pt"/>
    </style:style>
    <style:style style:name="ListLabel_20_275" style:display-name="ListLabel 275" style:family="text">
      <style:text-properties fo:font-size="10pt" style:font-size-asian="10pt"/>
    </style:style>
    <style:style style:name="ListLabel_20_276" style:display-name="ListLabel 276" style:family="text">
      <style:text-properties fo:font-size="10pt" style:font-size-asian="10pt"/>
    </style:style>
    <style:style style:name="ListLabel_20_277" style:display-name="ListLabel 277" style:family="text">
      <style:text-properties fo:font-size="10pt" style:font-size-asian="10pt"/>
    </style:style>
    <style:style style:name="ListLabel_20_278" style:display-name="ListLabel 278" style:family="text">
      <style:text-properties fo:font-size="10pt" style:font-size-asian="10pt"/>
    </style:style>
    <style:style style:name="ListLabel_20_279" style:display-name="ListLabel 279" style:family="text">
      <style:text-properties fo:font-size="10pt" style:font-size-asian="10pt"/>
    </style:style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>
      <style:text-properties style:font-name-complex="Courier New1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1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1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>
      <style:text-properties style:font-name-complex="Courier New1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>
      <style:text-properties style:font-name-complex="Courier New1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>
      <style:text-properties style:font-name-complex="Courier New1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>
      <style:text-properties fo:font-size="10pt" style:font-size-asian="10pt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>
      <style:text-properties style:font-name-complex="Courier New1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>
      <style:text-properties style:font-name-complex="Courier New1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>
      <style:text-properties style:font-name-complex="Courier New1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>
      <style:text-properties fo:font-size="10pt" style:font-size-asian="10pt"/>
    </style:style>
    <style:style style:name="ListLabel_20_353" style:display-name="ListLabel 353" style:family="text">
      <style:text-properties fo:font-size="10pt" style:font-size-asian="10pt"/>
    </style:style>
    <style:style style:name="ListLabel_20_354" style:display-name="ListLabel 354" style:family="text">
      <style:text-properties fo:font-size="10pt" style:font-size-asian="10pt"/>
    </style:style>
    <style:style style:name="ListLabel_20_355" style:display-name="ListLabel 355" style:family="text">
      <style:text-properties fo:font-size="10pt" style:font-size-asian="10pt"/>
    </style:style>
    <style:style style:name="ListLabel_20_356" style:display-name="ListLabel 356" style:family="text">
      <style:text-properties fo:font-size="10pt" style:font-size-asian="10pt"/>
    </style:style>
    <style:style style:name="ListLabel_20_357" style:display-name="ListLabel 357" style:family="text">
      <style:text-properties fo:font-size="10pt" style:font-size-asian="10pt"/>
    </style:style>
    <style:style style:name="ListLabel_20_358" style:display-name="ListLabel 358" style:family="text">
      <style:text-properties fo:font-size="10pt" style:font-size-asian="10pt"/>
    </style:style>
    <style:style style:name="ListLabel_20_359" style:display-name="ListLabel 359" style:family="text">
      <style:text-properties fo:font-size="10pt" style:font-size-asian="10pt"/>
    </style:style>
    <style:style style:name="ListLabel_20_360" style:display-name="ListLabel 360" style:family="text">
      <style:text-properties fo:font-size="10pt" style:font-size-asian="10pt"/>
    </style:style>
    <style:style style:name="ListLabel_20_361" style:display-name="ListLabel 361" style:family="text"/>
    <style:style style:name="ListLabel_20_362" style:display-name="ListLabel 362" style:family="text">
      <style:text-properties style:font-name-complex="Courier New1" style:font-family-complex="'Courier New'" style:font-family-generic-complex="system" style:font-pitch-complex="variable"/>
    </style:style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>
      <style:text-properties style:font-name-complex="Courier New1" style:font-family-complex="'Courier New'" style:font-family-generic-complex="system" style:font-pitch-complex="variable"/>
    </style:style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>
      <style:text-properties style:font-name-complex="Courier New1" style:font-family-complex="'Courier New'" style:font-family-generic-complex="system" style:font-pitch-complex="variable"/>
    </style:style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>
      <style:text-properties style:font-name-complex="Courier New1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>
      <style:text-properties style:font-name-complex="Courier New1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>
      <style:text-properties style:font-name-complex="Courier New1" style:font-family-complex="'Courier New'" style:font-family-generic-complex="system" style:font-pitch-complex="variable"/>
    </style:style>
    <style:style style:name="ListLabel_20_378" style:display-name="ListLabel 378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4917in" fo:margin-left="0.9835in"/>
        </style:list-level-properties>
      </text:list-level-style-number>
      <text:list-level-style-number text:level="2" text:style-name="ListLabel_20_11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4917in" fo:margin-left="1.772in"/>
        </style:list-level-properties>
      </text:list-level-style-number>
      <text:list-level-style-number text:level="3" text:style-name="ListLabel_20_12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9917in"/>
        </style:list-level-properties>
      </text:list-level-style-number>
      <text:list-level-style-number text:level="4" text:style-name="ListLabel_20_13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9917in"/>
        </style:list-level-properties>
      </text:list-level-style-number>
      <text:list-level-style-number text:level="5" text:style-name="ListLabel_20_14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2417in"/>
        </style:list-level-properties>
      </text:list-level-style-number>
      <text:list-level-style-number text:level="6" text:style-name="ListLabel_20_15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.2417in"/>
        </style:list-level-properties>
      </text:list-level-style-number>
      <text:list-level-style-number text:level="7" text:style-name="ListLabel_20_16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4917in"/>
        </style:list-level-properties>
      </text:list-level-style-number>
      <text:list-level-style-number text:level="8" text:style-name="ListLabel_20_17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4917in"/>
        </style:list-level-properties>
      </text:list-level-style-number>
      <text:list-level-style-number text:level="9" text:style-name="ListLabel_20_18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.4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" style:num-suffix="" text:bullet-char="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" style:num-suffix="" text:bullet-char="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4917in" fo:margin-left="0.7417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46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56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64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73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0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0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0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0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0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0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0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98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98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98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98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98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98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98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98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984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1">
        <style:list-level-properties text:list-level-position-and-space-mode="label-alignment">
          <style:list-level-label-alignment text:label-followed-by="listtab" fo:text-indent="-0.4917in" fo:margin-left="0.9835in"/>
        </style:list-level-properties>
      </text:list-level-style-number>
      <text:list-level-style-number text:level="2" text:style-name="ListLabel_20_218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4917in" fo:margin-left="0.9835in"/>
        </style:list-level-properties>
      </text:list-level-style-number>
      <text:list-level-style-number text:level="3" text:style-name="ListLabel_20_219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9917in"/>
        </style:list-level-properties>
      </text:list-level-style-number>
      <text:list-level-style-number text:level="4" text:style-name="ListLabel_20_220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9917in"/>
        </style:list-level-properties>
      </text:list-level-style-number>
      <text:list-level-style-number text:level="5" text:style-name="ListLabel_20_221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2417in"/>
        </style:list-level-properties>
      </text:list-level-style-number>
      <text:list-level-style-number text:level="6" text:style-name="ListLabel_20_222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.2417in"/>
        </style:list-level-properties>
      </text:list-level-style-number>
      <text:list-level-style-number text:level="7" text:style-name="ListLabel_20_223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4917in"/>
        </style:list-level-properties>
      </text:list-level-style-number>
      <text:list-level-style-number text:level="8" text:style-name="ListLabel_20_224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4917in"/>
        </style:list-level-properties>
      </text:list-level-style-number>
      <text:list-level-style-number text:level="9" text:style-name="ListLabel_20_225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.4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" style:num-format="1">
        <style:list-level-properties text:list-level-position-and-space-mode="label-alignment">
          <style:list-level-label-alignment text:label-followed-by="listtab" fo:text-indent="-0.4917in" fo:margin-left="0.9835in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3" text:style-name="ListLabel_20_264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9917in"/>
        </style:list-level-properties>
      </text:list-level-style-number>
      <text:list-level-style-number text:level="4" text:style-name="ListLabel_20_265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9917in"/>
        </style:list-level-properties>
      </text:list-level-style-number>
      <text:list-level-style-number text:level="5" text:style-name="ListLabel_20_266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2417in"/>
        </style:list-level-properties>
      </text:list-level-style-number>
      <text:list-level-style-number text:level="6" text:style-name="ListLabel_20_267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.2417in"/>
        </style:list-level-properties>
      </text:list-level-style-number>
      <text:list-level-style-number text:level="7" text:style-name="ListLabel_20_268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4917in"/>
        </style:list-level-properties>
      </text:list-level-style-number>
      <text:list-level-style-number text:level="8" text:style-name="ListLabel_20_269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4917in"/>
        </style:list-level-properties>
      </text:list-level-style-number>
      <text:list-level-style-number text:level="9" text:style-name="ListLabel_20_270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.4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loext:num-list-format="" style:num-suffix="" text:bullet-char="">
        <style:list-level-properties text:list-level-position-and-space-mode="label-alignment">
          <style:list-level-label-alignment text:label-followed-by="listtab" fo:text-indent="-0.4917in" fo:margin-left="0.983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3" text:style-name="ListLabel_20_282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9917in"/>
        </style:list-level-properties>
      </text:list-level-style-number>
      <text:list-level-style-number text:level="4" text:style-name="ListLabel_20_283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9917in"/>
        </style:list-level-properties>
      </text:list-level-style-number>
      <text:list-level-style-number text:level="5" text:style-name="ListLabel_20_284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2417in"/>
        </style:list-level-properties>
      </text:list-level-style-number>
      <text:list-level-style-number text:level="6" text:style-name="ListLabel_20_285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.2417in"/>
        </style:list-level-properties>
      </text:list-level-style-number>
      <text:list-level-style-number text:level="7" text:style-name="ListLabel_20_286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4917in"/>
        </style:list-level-properties>
      </text:list-level-style-number>
      <text:list-level-style-number text:level="8" text:style-name="ListLabel_20_287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4917in"/>
        </style:list-level-properties>
      </text:list-level-style-number>
      <text:list-level-style-number text:level="9" text:style-name="ListLabel_20_288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.4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" style:num-format="1">
        <style:list-level-properties text:list-level-position-and-space-mode="label-alignment">
          <style:list-level-label-alignment text:label-followed-by="listtab" fo:text-indent="-0.4917in" fo:margin-left="0.9835in"/>
        </style:list-level-properties>
      </text:list-level-style-number>
      <text:list-level-style-number text:level="2" text:style-name="ListLabel_20_290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4917in" fo:margin-left="0.9835in"/>
        </style:list-level-properties>
      </text:list-level-style-number>
      <text:list-level-style-number text:level="3" text:style-name="ListLabel_20_291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9917in"/>
        </style:list-level-properties>
      </text:list-level-style-number>
      <text:list-level-style-number text:level="4" text:style-name="ListLabel_20_292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9917in"/>
        </style:list-level-properties>
      </text:list-level-style-number>
      <text:list-level-style-number text:level="5" text:style-name="ListLabel_20_293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2417in"/>
        </style:list-level-properties>
      </text:list-level-style-number>
      <text:list-level-style-number text:level="6" text:style-name="ListLabel_20_294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.2417in"/>
        </style:list-level-properties>
      </text:list-level-style-number>
      <text:list-level-style-number text:level="7" text:style-name="ListLabel_20_295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4917in"/>
        </style:list-level-properties>
      </text:list-level-style-number>
      <text:list-level-style-number text:level="8" text:style-name="ListLabel_20_296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4917in"/>
        </style:list-level-properties>
      </text:list-level-style-number>
      <text:list-level-style-number text:level="9" text:style-name="ListLabel_20_297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.4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loext:num-list-format="" style:num-suffix="" text:bullet-char="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loext:num-list-format="" style:num-suffix="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loext:num-list-format="" style:num-suffix="" text:bullet-char="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loext:num-list-format="" style:num-suffix="" text:bullet-char="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74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0</text:page-number></text:span></text:p>
      </style:footer>
      <style:footer-first>
        <text:p text:style-name="Footer"/>
      </style:footer-first>
    </style:master-page>
    <style:master-page style:name="Converted1" style:page-layout-name="Mpm1" draw:style-name="Mdp1">
      <style:footer>
        <text:p text:style-name="MP1" loext:marker-style-name="MT1"><text:span text:style-name="MT1"><text:page-number text:select-page="current">0</text:page-number></text:span></text:p>
      </style:footer>
      <style:footer-first>
        <text:p text:style-name="Footer"/>
      </style:footer-first>
    </style:master-page>
    <style:master-page style:name="Converted2" style:page-layout-name="Mpm1" draw:style-name="Mdp1">
      <style:footer>
        <text:p text:style-name="MP1" loext:marker-style-name="MT1"><text:span text:style-name="MT1"><text:page-number text:select-page="current">0</text:page-number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enovo</meta:initial-creator>
    <meta:editing-cycles>7</meta:editing-cycles>
    <meta:print-date>2024-12-28T12:54:00</meta:print-date>
    <meta:creation-date>2025-12-19T17:46:00</meta:creation-date>
    <dc:date>2025-12-24T17:15:39.322000000</dc:date>
    <meta:editing-duration>PT2H19M17S</meta:editing-duration>
    <meta:generator>LibreOffice/24.2.5.2$Windows_X86_64 LibreOffice_project/bffef4ea93e59bebbeaf7f431bb02b1a39ee8a59</meta:generator>
    <meta:document-statistic meta:table-count="0" meta:image-count="0" meta:object-count="0" meta:page-count="4" meta:paragraph-count="84" meta:word-count="398" meta:character-count="3266" meta:non-whitespace-character-count="2817"/>
    <meta:user-defined meta:name="AppVersion">16.0000</meta:user-defined>
    <meta:template xlink:type="simple" xlink:actuate="onRequest" xlink:title="Normal.dotm" xlink:href=""/>
  </office:meta>
</office:document-meta>
</file>